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702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0.159cm"/>
    </style:style>
    <style:style style:name="Table1.E" style:family="table-column">
      <style:table-column-properties style:column-width="1.334cm"/>
    </style:style>
    <style:style style:name="Table1.F" style:family="table-column">
      <style:table-column-properties style:column-width="2.004cm"/>
    </style:style>
    <style:style style:name="Table1.G" style:family="table-column">
      <style:table-column-properties style:column-width="0.596cm"/>
    </style:style>
    <style:style style:name="Table1.H" style:family="table-column">
      <style:table-column-properties style:column-width="1.709cm"/>
    </style:style>
    <style:style style:name="Table1.I" style:family="table-column">
      <style:table-column-properties style:column-width="2.097cm"/>
    </style:style>
    <style:style style:name="Table1.J" style:family="table-column">
      <style:table-column-properties style:column-width="2.80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4" style:family="table-cell">
      <style:table-cell-properties style:vertical-align="middle" fo:background-color="#2a6099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5" style:family="table-row">
      <style:table-row-properties style:min-row-height="0.741cm" fo:keep-together="auto"/>
    </style:style>
    <style:style style:name="Table1.A5" style:family="table-cell">
      <style:table-cell-properties style:vertical-align="middle" fo:background-color="#ffb66c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6" style:family="table-row">
      <style:table-row-properties style:min-row-height="1.274cm" fo:keep-together="auto"/>
    </style:style>
    <style:style style:name="Table1.A7" style:family="table-cell">
      <style:table-cell-properties style:vertical-align="middle" fo:background-color="#e8f2a1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8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3" style:family="table-row">
      <style:table-row-properties style:min-row-height="0.503cm" fo:keep-together="auto"/>
    </style:style>
    <style:style style:name="Table1.24" style:family="table-row">
      <style:table-row-properties style:min-row-height="0.616cm" fo:keep-together="auto"/>
    </style:style>
    <style:style style:name="Table1.A26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A27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39" style:family="table-row">
      <style:table-row-properties style:min-row-height="0.737cm" fo:keep-together="auto"/>
    </style:style>
    <style:style style:name="Table1.A39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57" style:family="table-cell">
      <style:table-cell-properties style:vertical-align="middle" fo:background-color="#ffb66c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A80" style:family="table-cell">
      <style:table-cell-properties style:vertical-align="middle" fo:background-color="#ffffff" fo:padding="0.097cm" fo:border-left="0.5pt solid #2a6099" fo:border-right="0.5pt solid #2a6099" fo:border-top="none" fo:border-bottom="0.5pt solid #000000" style:writing-mode="page">
        <style:background-image/>
      </style:table-cell-properties>
    </style:style>
    <style:style style:name="Table1.A81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3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117" style:family="table-row">
      <style:table-row-properties style:min-row-height="0.228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26143f" officeooo:paragraph-rsid="0226143f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1ee55a" officeooo:paragraph-rsid="021ee5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2b523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1fe698a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1ed19f" officeooo:paragraph-rsid="021ed19f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fo:font-weight="bold" officeooo:rsid="021ed19f" officeooo:paragraph-rsid="021ed19f" style:font-weight-asian="bold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fo:font-weight="bold" officeooo:rsid="022139d7" officeooo:paragraph-rsid="022139d7" style:font-weight-asian="bold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0d1b58" officeooo:paragraph-rsid="020d1b58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22c5afb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ee55a" officeooo:paragraph-rsid="021ee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ce90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font-weight="bold" officeooo:rsid="021ed19f" officeooo:paragraph-rsid="021ed19f" style:font-weight-asian="bold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22ce90" officeooo:paragraph-rsid="0222ce90"/>
    </style:style>
    <style:style style:name="P31" style:family="paragraph" style:parent-style-name="Standard">
      <style:paragraph-properties fo:margin-top="0cm" fo:margin-bottom="0cm" loext:contextual-spacing="false"/>
      <style:text-properties officeooo:rsid="021d1714" officeooo:paragraph-rsid="021d1714"/>
    </style:style>
    <style:style style:name="P32" style:family="paragraph" style:parent-style-name="Standard">
      <style:paragraph-properties fo:margin-top="0cm" fo:margin-bottom="0cm" loext:contextual-spacing="false"/>
      <style:text-properties officeooo:rsid="021d1714" officeooo:paragraph-rsid="022a247e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56225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8db47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a247e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1ed19f" officeooo:paragraph-rsid="0222ce90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language="gl" fo:country="ES" fo:font-weight="bold" officeooo:rsid="02256225" officeooo:paragraph-rsid="02256225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fo:font-weight="bold" officeooo:rsid="022acf6f" officeooo:paragraph-rsid="022acf6f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42" style:family="paragraph" style:parent-style-name="Standard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fo:language="gl" fo:country="ES" officeooo:rsid="021ed19f" officeooo:paragraph-rsid="0222ce90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officeooo:rsid="022139d7" officeooo:paragraph-rsid="022139d7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21d1714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2256225"/>
    </style:style>
    <style:style style:name="P47" style:family="paragraph" style:parent-style-name="Standard">
      <style:paragraph-properties fo:margin-top="0cm" fo:margin-bottom="0cm" loext:contextual-spacing="false"/>
      <style:text-properties fo:font-size="10pt" fo:language="gl" fo:country="ES" officeooo:rsid="0226143f" officeooo:paragraph-rsid="0226143f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/>
      <style:text-properties fo:font-size="10pt" fo:language="gl" fo:country="ES" officeooo:rsid="02256225" officeooo:paragraph-rsid="02256225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22a247e"/>
    </style:style>
    <style:style style:name="P50" style:family="paragraph" style:parent-style-name="Standard">
      <style:paragraph-properties fo:margin-top="0cm" fo:margin-bottom="0cm" loext:contextual-spacing="false"/>
      <style:text-properties style:font-name="Courier New" fo:font-size="9pt" officeooo:rsid="021d1714" officeooo:paragraph-rsid="022a247e" style:font-size-asian="9pt" style:font-size-complex="9pt"/>
    </style:style>
    <style:style style:name="P51" style:family="paragraph" style:parent-style-name="Standard">
      <style:paragraph-properties fo:margin-top="0cm" fo:margin-bottom="0cm" loext:contextual-spacing="false"/>
      <style:text-properties officeooo:rsid="022c5afb" officeooo:paragraph-rsid="022c5afb"/>
    </style:style>
    <style:style style:name="P52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53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54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6225" officeooo:paragraph-rsid="02258fa0"/>
    </style:style>
    <style:style style:name="P55" style:family="paragraph" style:parent-style-name="Standard">
      <style:paragraph-properties fo:margin-top="0cm" fo:margin-bottom="0cm" loext:contextual-spacing="false"/>
      <style:text-properties fo:language="gl" fo:country="ES" officeooo:rsid="02256225" officeooo:paragraph-rsid="02256225"/>
    </style:style>
    <style:style style:name="P56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58fa0" officeooo:paragraph-rsid="02258fa0"/>
    </style:style>
    <style:style style:name="P57" style:family="paragraph" style:parent-style-name="Standard">
      <style:paragraph-properties fo:margin-top="0cm" fo:margin-bottom="0cm" loext:contextual-spacing="false"/>
      <style:text-properties fo:language="gl" fo:country="ES" officeooo:rsid="02258fa0" officeooo:paragraph-rsid="02258fa0"/>
    </style:style>
    <style:style style:name="P58" style:family="paragraph" style:parent-style-name="Standard" style:list-style-name="L4">
      <style:paragraph-properties fo:margin-top="0cm" fo:margin-bottom="0cm" loext:contextual-spacing="false"/>
      <style:text-properties fo:language="gl" fo:country="ES" officeooo:rsid="0226143f" officeooo:paragraph-rsid="0226143f"/>
    </style:style>
    <style:style style:name="P59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60" style:family="paragraph" style:parent-style-name="Standard" style:list-style-name="L5">
      <style:paragraph-properties fo:margin-top="0cm" fo:margin-bottom="0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61" style:family="paragraph" style:parent-style-name="Standard" style:list-style-name="L5">
      <style:paragraph-properties fo:margin-top="0cm" fo:margin-bottom="0cm" loext:contextual-spacing="false"/>
      <style:text-properties fo:language="gl" fo:country="ES" officeooo:rsid="022f4fc2" officeooo:paragraph-rsid="022f4fc2"/>
    </style:style>
    <style:style style:name="P62" style:family="paragraph" style:parent-style-name="Standard">
      <style:paragraph-properties fo:margin-top="0cm" fo:margin-bottom="0cm" loext:contextual-spacing="false"/>
      <style:text-properties fo:language="gl" fo:country="ES" officeooo:rsid="0227fbdb" officeooo:paragraph-rsid="0227fbdb"/>
    </style:style>
    <style:style style:name="P63" style:family="paragraph" style:parent-style-name="Standard" style:list-style-name="L4">
      <style:paragraph-properties fo:margin-top="0cm" fo:margin-bottom="0cm" loext:contextual-spacing="false"/>
      <style:text-properties fo:color="#ff0000" fo:language="gl" fo:country="ES" officeooo:rsid="02256225" officeooo:paragraph-rsid="02258fa0"/>
    </style:style>
    <style:style style:name="P64" style:family="paragraph" style:parent-style-name="Standard" style:list-style-name="L4">
      <style:paragraph-properties fo:margin-top="0cm" fo:margin-bottom="0cm" loext:contextual-spacing="false"/>
      <style:text-properties fo:color="#ff0000" style:font-name="Courier New" fo:language="gl" fo:country="ES" fo:font-weight="bold" officeooo:rsid="0226143f" officeooo:paragraph-rsid="0226143f" style:font-weight-asian="bold" style:font-weight-complex="bold"/>
    </style:style>
    <style:style style:name="P65" style:family="paragraph" style:parent-style-name="Standard" style:list-style-name="L4">
      <style:paragraph-properties fo:margin-top="0cm" fo:margin-bottom="0cm" loext:contextual-spacing="false"/>
      <style:text-properties officeooo:paragraph-rsid="0226143f"/>
    </style:style>
    <style:style style:name="P66" style:family="paragraph" style:parent-style-name="Standard" style:list-style-name="L5">
      <style:paragraph-properties fo:margin-top="0cm" fo:margin-bottom="0cm" loext:contextual-spacing="false"/>
      <style:text-properties style:use-window-font-color="true" officeooo:rsid="022a247e" officeooo:paragraph-rsid="022acf6f"/>
    </style:style>
    <style:style style:name="P67" style:family="paragraph" style:parent-style-name="Standard" style:list-style-name="L5">
      <style:paragraph-properties fo:margin-top="0cm" fo:margin-bottom="0cm" loext:contextual-spacing="false"/>
      <style:text-properties officeooo:rsid="022a247e" officeooo:paragraph-rsid="022acf6f"/>
    </style:style>
    <style:style style:name="P68" style:family="paragraph" style:parent-style-name="Standard" style:list-style-name="L5">
      <style:paragraph-properties fo:margin-top="0cm" fo:margin-bottom="0cm" loext:contextual-spacing="false"/>
      <style:text-properties officeooo:paragraph-rsid="022acf6f"/>
    </style:style>
    <style:style style:name="P69" style:family="paragraph" style:parent-style-name="Standard" style:list-style-name="L5">
      <style:paragraph-properties fo:margin-top="0cm" fo:margin-bottom="0cm" loext:contextual-spacing="false"/>
      <style:text-properties officeooo:paragraph-rsid="022c5afb"/>
    </style:style>
    <style:style style:name="P70" style:family="paragraph" style:parent-style-name="Standard" style:list-style-name="L5">
      <style:paragraph-properties fo:margin-top="0cm" fo:margin-bottom="0cm" loext:contextual-spacing="false"/>
      <style:text-properties officeooo:paragraph-rsid="022f4fc2"/>
    </style:style>
    <style:style style:name="P71" style:family="paragraph" style:parent-style-name="Standard" style:list-style-name="L5">
      <style:paragraph-properties fo:margin-top="0cm" fo:margin-bottom="0cm" loext:contextual-spacing="false"/>
      <style:text-properties officeooo:rsid="022b9c32" officeooo:paragraph-rsid="022b9c32"/>
    </style:style>
    <style:style style:name="P72" style:family="paragraph" style:parent-style-name="Standard" style:list-style-name="L5">
      <style:paragraph-properties fo:margin-top="0cm" fo:margin-bottom="0cm" loext:contextual-spacing="false"/>
      <style:text-properties officeooo:rsid="022c5afb" officeooo:paragraph-rsid="022c5afb"/>
    </style:style>
    <style:style style:name="P73" style:family="paragraph" style:parent-style-name="Standard">
      <style:paragraph-properties fo:margin-top="0cm" fo:margin-bottom="0cm" loext:contextual-spacing="false"/>
      <style:text-properties officeooo:rsid="022c5afb" officeooo:paragraph-rsid="022c5afb"/>
    </style:style>
    <style:style style:name="P74" style:family="paragraph" style:parent-style-name="Standard" style:list-style-name="L5">
      <style:paragraph-properties fo:margin-top="0cm" fo:margin-bottom="0cm" loext:contextual-spacing="false"/>
      <style:text-properties officeooo:rsid="022f4fc2" officeooo:paragraph-rsid="022f4fc2"/>
    </style:style>
    <style:style style:name="P75" style:family="paragraph" style:parent-style-name="Standard">
      <style:paragraph-properties fo:margin-top="0cm" fo:margin-bottom="0cm" loext:contextual-spacing="false"/>
      <style:text-properties officeooo:paragraph-rsid="021d1714"/>
    </style:style>
    <style:style style:name="P76" style:family="paragraph" style:parent-style-name="Standard">
      <style:paragraph-properties fo:margin-top="0cm" fo:margin-bottom="0cm" loext:contextual-spacing="false"/>
      <style:text-properties officeooo:rsid="021d1714" officeooo:paragraph-rsid="021d1714"/>
    </style:style>
    <style:style style:name="P77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7fbdb" officeooo:paragraph-rsid="0227fbdb"/>
    </style:style>
    <style:style style:name="P78" style:family="paragraph" style:parent-style-name="Standard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7fbdb" officeooo:paragraph-rsid="0227fbdb"/>
    </style:style>
    <style:style style:name="P79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8db47" officeooo:paragraph-rsid="0228db47"/>
    </style:style>
    <style:style style:name="P80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28db47"/>
    </style:style>
    <style:style style:name="P81" style:family="paragraph" style:parent-style-name="Standard" style:list-style-name="L4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color="#ff0000" style:font-name="Courier New" fo:language="gl" fo:country="ES" fo:font-weight="bold" officeooo:rsid="0228db47" officeooo:paragraph-rsid="0228db47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7fbdb" officeooo:paragraph-rsid="0227fbdb"/>
    </style:style>
    <style:style style:name="P83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56225" officeooo:paragraph-rsid="02256225"/>
    </style:style>
    <style:style style:name="P84" style:family="paragraph" style:parent-style-name="Standard" style:list-style-name="L4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8db47" officeooo:paragraph-rsid="0228db47"/>
    </style:style>
    <style:style style:name="P85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rsid="022f4fc2" officeooo:paragraph-rsid="022f4fc2"/>
    </style:style>
    <style:style style:name="P86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language="gl" fo:country="ES" officeooo:paragraph-rsid="022f4fc2"/>
    </style:style>
    <style:style style:name="P87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paragraph-rsid="023005d8"/>
    </style:style>
    <style:style style:name="P88" style:family="paragraph" style:parent-style-name="Standard" style:list-style-name="L5">
      <loext:graphic-properties draw:fill="none"/>
      <style:paragraph-properties fo:margin-left="1.1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officeooo:rsid="023005d8" officeooo:paragraph-rsid="023005d8"/>
    </style:style>
    <style:style style:name="P89" style:family="paragraph" style:parent-style-name="Standard" style:list-style-name="L5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fo:font-weight="bold" officeooo:rsid="022f4fc2" officeooo:paragraph-rsid="022f4fc2" style:font-weight-asian="bold" style:font-weight-complex="bold"/>
    </style:style>
    <style:style style:name="P90" style:family="paragraph" style:parent-style-name="Standard" style:list-style-name="L5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3005d8"/>
    </style:style>
    <style:style style:name="P91" style:family="paragraph" style:parent-style-name="Standard" style:list-style-name="L5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9cm" style:auto-text-indent="false" fo:background-color="transparent" style:writing-mode="lr-tb"/>
      <style:text-properties fo:language="gl" fo:country="ES" officeooo:rsid="022f4fc2" officeooo:paragraph-rsid="023005d8"/>
    </style:style>
    <style:style style:name="P92" style:family="paragraph" style:parent-style-name="Standard" style:list-style-name="L5">
      <loext:graphic-properties draw:fill="none"/>
      <style:paragraph-properties fo:margin-left="0.5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3005d8" officeooo:paragraph-rsid="023005d8"/>
    </style:style>
    <style:style style:name="P93" style:family="paragraph" style:parent-style-name="Standard" style:list-style-name="L5">
      <loext:graphic-properties draw:fill="none"/>
      <style:paragraph-properties fo:margin-left="0.501cm" fo:margin-right="0cm" fo:margin-top="0.101cm" fo:margin-bottom="0.101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language="gl" fo:country="ES" officeooo:rsid="022139d7" officeooo:paragraph-rsid="023005d8"/>
    </style:style>
    <style:style style:name="P94" style:family="paragraph" style:parent-style-name="Standard" style:list-style-name="L5">
      <style:paragraph-properties fo:margin-top="0.101cm" fo:margin-bottom="0.101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95" style:family="paragraph" style:parent-style-name="Standard">
      <style:paragraph-properties fo:margin-top="0.101cm" fo:margin-bottom="0.101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96" style:family="paragraph" style:parent-style-name="Standard">
      <style:paragraph-properties fo:margin-top="0.101cm" fo:margin-bottom="0.101cm" loext:contextual-spacing="false"/>
      <style:text-properties fo:language="gl" fo:country="ES" fo:font-weight="normal" officeooo:rsid="022f4fc2" officeooo:paragraph-rsid="022f4fc2" style:font-weight-asian="normal" style:font-weight-complex="normal"/>
    </style:style>
    <style:style style:name="P97" style:family="paragraph" style:parent-style-name="Standard">
      <style:paragraph-properties fo:margin-top="0.101cm" fo:margin-bottom="0.101cm" loext:contextual-spacing="false" fo:text-align="start" style:justify-single-word="false"/>
      <style:text-properties fo:language="gl" fo:country="ES" officeooo:rsid="023005d8" officeooo:paragraph-rsid="023005d8"/>
    </style:style>
    <style:style style:name="P98" style:family="paragraph" style:parent-style-name="Standard">
      <style:paragraph-properties fo:margin-top="0.201cm" fo:margin-bottom="0.201cm" loext:contextual-spacing="false" fo:text-align="start" style:justify-single-word="false"/>
      <style:text-properties fo:language="gl" fo:country="ES" officeooo:rsid="022139d7" officeooo:paragraph-rsid="023005d8"/>
    </style:style>
    <style:style style:name="P99" style:family="paragraph" style:parent-style-name="Standard">
      <style:paragraph-properties fo:margin-top="0.201cm" fo:margin-bottom="0.201cm" loext:contextual-spacing="false"/>
      <style:text-properties fo:language="gl" fo:country="ES" fo:font-weight="normal" officeooo:rsid="022de7eb" officeooo:paragraph-rsid="022de7eb" style:font-weight-asian="normal" style:font-weight-complex="normal"/>
    </style:style>
    <style:style style:name="P100" style:family="paragraph" style:parent-style-name="Standard">
      <style:paragraph-properties fo:margin-top="0.201cm" fo:margin-bottom="0.201cm" loext:contextual-spacing="false"/>
      <style:text-properties fo:font-weight="bold" officeooo:rsid="022f4fc2" officeooo:paragraph-rsid="022f4fc2" style:font-weight-asian="bold" style:font-weight-complex="bold"/>
    </style:style>
    <style:style style:name="P10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officeooo:paragraph-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1ed19f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1ed19f" officeooo:paragraph-rsid="02256225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21ed19f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officeooo:paragraph-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11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ff0000" fo:font-weight="normal" officeooo:rsid="022139d7" officeooo:paragraph-rsid="022139d7" style:font-weight-asian="normal" style:font-weight-complex="normal"/>
    </style:style>
    <style:style style:name="P114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139d7"/>
    </style:style>
    <style:style style:name="P115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2ce90"/>
    </style:style>
    <style:style style:name="P116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2139d7" officeooo:paragraph-rsid="0224b753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2b523"/>
    </style:style>
    <style:style style:name="P118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officeooo:paragraph-rsid="0222b523"/>
    </style:style>
    <style:style style:name="P119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20460e"/>
    </style:style>
    <style:style style:name="P120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15a0c0"/>
    </style:style>
    <style:style style:name="P121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/>
      <style:text-properties officeooo:paragraph-rsid="022139d7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04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13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officeooo:rsid="022acf6f"/>
    </style:style>
    <style:style style:name="T7" style:family="text">
      <style:text-properties officeooo:rsid="01928930"/>
    </style:style>
    <style:style style:name="T8" style:family="text">
      <style:text-properties officeooo:rsid="01ebef80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8db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cfc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e7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69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language="gl" fo:country="ES" fo:font-weight="bold" officeooo:rsid="021d1714" style:font-weight-asian="bold" style:font-weight-complex="bold"/>
    </style:style>
    <style:style style:name="T24" style:family="text">
      <style:text-properties fo:language="gl" fo:country="ES" fo:font-weight="bold" officeooo:rsid="0222b523" style:font-weight-asian="bold" style:font-weight-complex="bold"/>
    </style:style>
    <style:style style:name="T25" style:family="text">
      <style:text-properties fo:language="gl" fo:country="ES" fo:font-weight="bold" officeooo:rsid="0226143f" style:font-weight-asian="bold" style:font-weight-complex="bold"/>
    </style:style>
    <style:style style:name="T26" style:family="text">
      <style:text-properties fo:language="gl" fo:country="ES" officeooo:rsid="021d1714"/>
    </style:style>
    <style:style style:name="T27" style:family="text">
      <style:text-properties fo:language="gl" fo:country="ES" fo:font-weight="normal" style:font-weight-asian="normal" style:font-weight-complex="normal"/>
    </style:style>
    <style:style style:name="T28" style:family="text">
      <style:text-properties fo:language="gl" fo:country="ES" fo:font-weight="normal" officeooo:rsid="021d1714" style:font-weight-asian="normal" style:font-weight-complex="normal"/>
    </style:style>
    <style:style style:name="T29" style:family="text">
      <style:text-properties fo:language="gl" fo:country="ES" fo:font-weight="normal" officeooo:rsid="02256225" style:font-weight-asian="normal" style:font-weight-complex="normal"/>
    </style:style>
    <style:style style:name="T30" style:family="text">
      <style:text-properties fo:language="gl" fo:country="ES" fo:font-weight="normal" officeooo:rsid="0228db47" style:font-weight-asian="normal" style:font-weight-complex="normal"/>
    </style:style>
    <style:style style:name="T31" style:family="text">
      <style:text-properties fo:language="gl" fo:country="ES" fo:font-weight="normal" officeooo:rsid="022c5afb" style:font-weight-asian="normal" style:font-weight-complex="normal"/>
    </style:style>
    <style:style style:name="T32" style:family="text">
      <style:text-properties fo:language="gl" fo:country="ES" fo:font-weight="normal" officeooo:rsid="022de7eb" style:font-weight-asian="normal" style:font-weight-complex="normal"/>
    </style:style>
    <style:style style:name="T33" style:family="text">
      <style:text-properties fo:language="gl" fo:country="ES" fo:font-weight="normal" officeooo:rsid="022f4fc2" style:font-weight-asian="normal" style:font-weight-complex="normal"/>
    </style:style>
    <style:style style:name="T34" style:family="text">
      <style:text-properties fo:language="gl" fo:country="ES" officeooo:rsid="022139d7"/>
    </style:style>
    <style:style style:name="T35" style:family="text">
      <style:text-properties fo:language="gl" fo:country="ES" officeooo:rsid="0222ce90"/>
    </style:style>
    <style:style style:name="T36" style:family="text">
      <style:text-properties fo:language="gl" fo:country="ES" officeooo:rsid="0222b523"/>
    </style:style>
    <style:style style:name="T37" style:family="text">
      <style:text-properties fo:language="gl" fo:country="ES" officeooo:rsid="0226143f"/>
    </style:style>
    <style:style style:name="T38" style:family="text">
      <style:text-properties fo:language="gl" fo:country="ES" officeooo:rsid="0227fbdb"/>
    </style:style>
    <style:style style:name="T39" style:family="text">
      <style:text-properties fo:language="gl" fo:country="ES" officeooo:rsid="0228db47"/>
    </style:style>
    <style:style style:name="T40" style:family="text">
      <style:text-properties fo:language="gl" fo:country="ES" officeooo:rsid="022f4fc2"/>
    </style:style>
    <style:style style:name="T41" style:family="text">
      <style:text-properties officeooo:rsid="021d171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222ce90" style:font-weight-asian="bold" style:font-weight-complex="bold"/>
    </style:style>
    <style:style style:name="T44" style:family="text">
      <style:text-properties fo:font-weight="bold" officeooo:rsid="021d1714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21d1714" style:font-weight-asian="normal" style:font-weight-complex="normal"/>
    </style:style>
    <style:style style:name="T47" style:family="text">
      <style:text-properties fo:font-weight="normal" officeooo:rsid="022a247e" style:font-weight-asian="normal" style:font-weight-complex="normal"/>
    </style:style>
    <style:style style:name="T48" style:family="text">
      <style:text-properties officeooo:rsid="0220460e"/>
    </style:style>
    <style:style style:name="T49" style:family="text">
      <style:text-properties officeooo:rsid="022139d7"/>
    </style:style>
    <style:style style:name="T50" style:family="text">
      <style:text-properties officeooo:rsid="0222b523"/>
    </style:style>
    <style:style style:name="T51" style:family="text">
      <style:text-properties fo:color="#ff0000"/>
    </style:style>
    <style:style style:name="T52" style:family="text">
      <style:text-properties fo:color="#ff0000" officeooo:rsid="0226143f"/>
    </style:style>
    <style:style style:name="T53" style:family="text">
      <style:text-properties fo:color="#ff0000" style:font-name="Courier New" fo:font-size="10pt" fo:language="gl" fo:country="ES" fo:font-weight="bold" officeooo:rsid="0227fbdb" style:font-size-asian="10pt" style:font-weight-asian="bold" style:font-size-complex="10pt" style:font-weight-complex="bold"/>
    </style:style>
    <style:style style:name="T54" style:family="text">
      <style:text-properties fo:color="#ff0000" officeooo:rsid="022acf6f"/>
    </style:style>
    <style:style style:name="T55" style:family="text">
      <style:text-properties fo:color="#ff0000" officeooo:rsid="022b9c32"/>
    </style:style>
    <style:style style:name="T56" style:family="text">
      <style:text-properties officeooo:rsid="0222ce90"/>
    </style:style>
    <style:style style:name="T57" style:family="text">
      <style:text-properties officeooo:rsid="0224b753"/>
    </style:style>
    <style:style style:name="T58" style:family="text">
      <style:text-properties officeooo:rsid="02258fa0"/>
    </style:style>
    <style:style style:name="T59" style:family="text">
      <style:text-properties officeooo:rsid="0226143f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officeooo:rsid="0226143f"/>
    </style:style>
    <style:style style:name="T62" style:family="text">
      <style:text-properties style:use-window-font-color="true" fo:language="gl" fo:country="ES" fo:font-weight="bold" officeooo:rsid="022f4fc2" style:font-weight-asian="bold" style:font-weight-complex="bold"/>
    </style:style>
    <style:style style:name="T63" style:family="text">
      <style:text-properties style:use-window-font-color="true" fo:language="gl" fo:country="ES" fo:font-weight="bold" officeooo:rsid="023005d8" style:font-weight-asian="bold" style:font-weight-complex="bold"/>
    </style:style>
    <style:style style:name="T64" style:family="text">
      <style:text-properties officeooo:rsid="0228db47"/>
    </style:style>
    <style:style style:name="T65" style:family="text">
      <style:text-properties officeooo:rsid="022a247e"/>
    </style:style>
    <style:style style:name="T66" style:family="text">
      <style:text-properties officeooo:rsid="022acf6f"/>
    </style:style>
    <style:style style:name="T67" style:family="text">
      <style:text-properties officeooo:rsid="022c5afb"/>
    </style:style>
    <style:style style:name="T68" style:family="text">
      <style:text-properties officeooo:rsid="022de7eb"/>
    </style:style>
    <style:style style:name="T69" style:family="text">
      <style:text-properties officeooo:rsid="022f4fc2"/>
    </style:style>
    <style:style style:name="T70" style:family="text">
      <style:text-properties fo:color="#c9211e"/>
    </style:style>
    <style:style style:name="T71" style:family="text">
      <style:text-properties officeooo:rsid="023005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tracked-changes text:track-changes="false">
        <text:changed-region xml:id="ct94585244999888" text:id="ct94585244999888">
          <text:insertion>
            <office:change-info>
              <dc:creator>belay </dc:creator>
              <dc:date>2022-10-12T10:1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9"><text:span text:style-name="T10">PRÁCTICA</text:span><text:span text:style-name="T11"> MME – </text:span><text:span text:style-name="T10">UD01-</text:span><text:span text:style-name="T17">0</text:span><text:span text:style-name="T18">7 - </text:span><text:span text:style-name="T22">Codificación</text:span><text:span text:style-name="T16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7">NÚMERO </text:p>
          </table:table-cell>
          <table:table-cell table:style-name="IntegrantesGrupo.B2" office:value-type="string">
            <text:p text:style-name="P16">DATA</text:p>
          </table:table-cell>
          <table:table-cell table:style-name="IntegrantesGrupo.C2" office:value-type="string">
            <text:p text:style-name="P15">Apelidos, Nome. <text:s text:c="31"/><text:span text:style-name="T8">Sinatura</text:span></text:p>
          </table:table-cell>
        </table:table-row>
        <table:table-row table:style-name="TableLine94585243764240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4" office:value-type="string">
            <text:p text:style-name="P18"><text:span text:style-name="T7">M</text:span>aterial preciso:</text:p>
            <text:list xml:id="list1290938041" text:style-name="L1">
              <text:list-item>
                <text:p text:style-name="P101">Máquina virtual con Xubuntu. </text:p>
              </text:list-item>
              <text:list-item>
                <text:p text:style-name="P102">Tarxeta de rede en nat</text:p>
              </text:list-item>
              <text:list-item>
                <text:p text:style-name="P102">RAM: 2GB</text:p>
              </text:list-item>
            </text:list>
            <text:p text:style-name="P20">Comandos: <text:span text:style-name="T49">ascinema ,</text:span>apt</text:p>
          </table:table-cell>
          <table:covered-table-cell/>
          <table:covered-table-cell/>
          <table:covered-table-cell/>
          <table:table-cell table:style-name="Table1.E1" table:number-columns-spanned="6" office:value-type="string">
            <text:p text:style-name="P19">Comandos a estudar</text:p>
            <text:list xml:id="list103127673574988" text:continue-numbering="true" text:style-name="L1">
              <text:list-item>
                <text:p text:style-name="P103">ascii</text:p>
              </text:list-item>
              <text:list-item>
                <text:p text:style-name="P104">echo</text:p>
              </text:list-item>
              <text:list-item>
                <text:p text:style-name="P103">printf</text:p>
              </text:list-item>
              <text:list-item>
                <text:p text:style-name="P105">cowsay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14"><text:span text:style-name="T51">IMPORTANTE: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26">Para realizar cada tarefa é preciso instalar a ferramenta asciinema que nos permite rexistrar todos pasos que realizamos no terminal. <text:span text:style-name="T57">Realiza os seguintes pasos no terminal: </text:span></text:p>
            <text:list xml:id="list2393640551" text:style-name="L2">
              <text:list-item>
                <text:p text:style-name="P113">sudo apt install asccinema</text:p>
              </text:list-item>
              <text:list-item>
                <text:p text:style-name="P112"><text:span text:style-name="T51">asccinema rec <text:s/></text:span><text:s/>#permite grabar a sesion</text:p>
              </text:list-item>
              <text:list-item>
                <text:p text:style-name="P112"><text:span text:style-name="T51">control + d </text:span><text:s text:c="8"/>#finaliza a grabacion </text:p>
              </text:list-item>
              <text:list-item>
                <text:p text:style-name="P112"><text:span text:style-name="T51">pulsa enter </text:span><text:s text:c="7"/>#sube a sesión a internet para que poida ser compartid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10" office:value-type="string">
            <text:p text:style-name="P13">A) Instala a ferramenta asc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0" office:value-type="string">
            <text:p text:style-name="P33">Recorda rexistrar esta tarefa 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10" office:value-type="string">
            <text:p text:style-name="P43">Temos que instalar a ferramenta para elo empregaremos apt get install dende a consola </text:p>
            <text:p text:style-name="P38">sudo apt instal ascii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10" office:value-type="string">
            <text:p text:style-name="P12">Agora veremos como obter información de cada un dos caracteres. A ferramenta ascii permítenos obter información sobre cada un dos caráctares. <text:s/>Por exemplo para o carácter “a” o seu uso sería no terminal da seguinte maneira: </text:p>
            <text:p text:style-name="P28">ascii a</text:p>
            <text:p text:style-name="P44">Recorda de consultar o manual para comprender todas as alternativ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282345745" text:style-name="L3">
              <text:list-item>
                <text:p text:style-name="P114">Como mostrarás a lista ascii en formato binario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7813221204" text:continue-numbering="true" text:style-name="L3">
              <text:list-item>
                <text:p text:style-name="P115">Como mostrarás a lista ascii en formato hexa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8925091836" text:continue-numbering="true" text:style-name="L3">
              <text:list-item>
                <text:p text:style-name="P116">Como mostrarás a lista ascii en oct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8505392501" text:continue-numbering="true" text:style-name="L3">
              <text:list-item>
                <text:p text:style-name="P116">Como mostrarás a lista ascii en decimal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8203934683" text:continue-numbering="true" text:style-name="L3">
              <text:list-item>
                <text:p text:style-name="P116">Como mostrarás a lista ascii en táboa cos valores decimais e hexadecimais? (escribe o comando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8776094588" text:continue-numbering="true" text:style-name="L3">
              <text:list-item>
                <text:p text:style-name="P118"><text:span text:style-name="T34">Como mostrarás <text:s/></text:span><text:span text:style-name="T36">para o carácter </text:span><text:span text:style-name="T24">b</text:span><text:span text:style-name="T36"> todos os valores en decimal, octal, binario e hexadecimal. </text:span><text:span text:style-name="T34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10" office:value-type="string">
            <text:list xml:id="list103128350122193" text:continue-numbering="true" text:style-name="L3">
              <text:list-item>
                <text:p text:style-name="P118"><text:span text:style-name="T34">Como mostrarás <text:s/></text:span><text:span text:style-name="T35">os valores ascii para a palabra “ola” </text:span><text:span text:style-name="T36"><text:s/></text:span><text:span text:style-name="T35">en di </text:span><text:span text:style-name="T36">decimal, octal, binario e hexadecimal. </text:span><text:span text:style-name="T34">(escribe o comando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10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10" office:value-type="string">
            <text:p text:style-name="P34">Recorda <text:span text:style-name="T56">finalizar a gravación </text:span>con <text:span text:style-name="T42">ass</text:span><text:span text:style-name="T43">c</text:span><text:span text:style-name="T42">inema</text:span>. <text:span text:style-name="T65">URL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3">
          <table:table-cell table:style-name="Table1.A4" table:number-columns-spanned="10" office:value-type="string">
            <text:p text:style-name="P30"><text:span text:style-name="T18">B</text:span><text:span text:style-name="T9">) O comando ec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46"><text:span text:style-name="T29">Para ver ao completo as opcións do comando busca no manual. </text:span><text:span text:style-name="T30">O resumo do seu</text:span><text:span text:style-name="T29"> uso é:</text:span></text:p>
            <text:p text:style-name="P39">echo [option(s)] [string(s)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5">Recorda rexistrar esta tarefa con <text:span text:style-name="T42">ass</text:span><text:span text:style-name="T43">c</text:span><text:span text:style-name="T42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85944860" text:style-name="L4">
              <text:list-item>
                <text:p text:style-name="P53">Realiza unha proba do comando <text:span text:style-name="T42">echo </text:span><text:span text:style-name="T45">co teu nome e apelido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9072706229" text:continue-numbering="true" text:style-name="L4">
              <text:list-item>
                <text:p text:style-name="P53">Revisa no manual que diferencia existe en empregar a opción -e e -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564326496" text:continue-numbering="true" text:style-name="L4">
              <text:list-item>
                <text:p text:style-name="P53">Executa e explica o que acontece. <text:span text:style-name="T51">echo -e "adeus\b rios\b adeus\b fontes\b "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154199003" text:continue-numbering="true" text:style-name="L4">
              <text:list-item>
                <text:p text:style-name="P54"><text:s text:c="3"/>Executa o seguinte comando e explica o que acontece. </text:p>
                <text:p text:style-name="P63">echo -<text:span text:style-name="T58">E</text:span> "adeus\b rios\b adeus\b fontes\b 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836129347" text:continue-numbering="true" text:style-name="L4">
              <text:list-item>
                <text:p text:style-name="P56">Que fai o \b , como se chama ese caracter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529054952" text:continue-numbering="true" text:style-name="L4">
              <text:list-item>
                <text:p text:style-name="P56">Realiza nunha liña co comando echo o teu nome e apelidos que inclúa os seguintes caráctares especiais de nova liña e <text:span text:style-name="T59">tabulador horizontal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41"/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802842324" text:continue-numbering="true" text:style-name="L4">
              <text:list-item>
                <text:p text:style-name="P65"><text:span text:style-name="T37">Co comando ascii obtén o valor en hexadecimal de </text:span><text:span text:style-name="T25">nl</text:span><text:span text:style-name="T37"> (new line), responde nos espazos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A39" office:value-type="string">
            <text:p text:style-name="P42">Comando=&gt;</text:p>
          </table:table-cell>
          <table:table-cell table:style-name="Table1.A27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9" office:value-type="string">
            <text:p text:style-name="P47">Decimal =&gt;</text:p>
          </table:table-cell>
          <table:table-cell table:style-name="Table1.A39" office:value-type="string">
            <text:p text:style-name="P47"/>
          </table:table-cell>
          <table:table-cell table:style-name="Table1.A39" office:value-type="string">
            <text:p text:style-name="P47">Hexadecimal=&gt;</text:p>
          </table:table-cell>
          <table:table-cell table:style-name="Table1.A39" table:number-columns-spanned="2" office:value-type="string">
            <text:p text:style-name="P47"/>
          </table:table-cell>
          <table:covered-table-cell/>
          <table:table-cell table:style-name="Table1.A39" office:value-type="string">
            <text:p text:style-name="P47">Octal=&gt;</text:p>
          </table:table-cell>
          <table:table-cell table:style-name="Table1.A39" table:number-columns-spanned="2" office:value-type="string">
            <text:p text:style-name="P47"/>
          </table:table-cell>
          <table:covered-table-cell/>
          <table:table-cell table:style-name="Table1.A39" office:value-type="string">
            <text:p text:style-name="P47">Binario=&gt;</text:p>
          </table:table-cell>
          <table:table-cell table:style-name="Table1.A27" office:value-type="string">
            <text:p text:style-name="P48"/>
          </table:table-cell>
        </table:table-row>
        <table:table-row table:style-name="Table1.24">
          <table:table-cell table:style-name="Table1.A26" table:number-columns-spanned="10" office:value-type="string">
            <text:list xml:id="list103127787679013" text:continue-numbering="true" text:style-name="L4">
              <text:list-item>
                <text:p text:style-name="P58">Explica o que acontece na seguinte liña e probao no terminal..</text:p>
                <text:p text:style-name="P64">echo -e "ola \x0aalumno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3128977118364" text:continue-numbering="true" text:style-name="L4">
              <text:list-header>
                <text:p text:style-name="P53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823794327" text:continue-numbering="true" text:style-name="L4">
              <text:list-item>
                <text:p text:style-name="P65"><text:span text:style-name="T37">Como farías para realizar o mesmo que na liña <text:s/>anterior pero </text:span><text:span text:style-name="T39">usando</text:span><text:span text:style-name="T37"> os valores en octal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680982861" text:continue-numbering="true" text:style-name="L4">
              <text:list-item>
                <text:p text:style-name="P77">Se desexamos que soe o timbre que teriamos que escribir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974568246" text:continue-numbering="true" text:style-name="L4">
              <text:list-item>
                <text:p text:style-name="P77">Se executas a seguinte liña: <text:span text:style-name="T52">echo * </text:span><text:span text:style-name="T61">, </text:span><text:span text:style-name="T60">que acontece? Fai algo semellante a algún comando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368482354" text:continue-numbering="true" text:style-name="L4">
              <text:list-item>
                <text:p text:style-name="P80"><text:span text:style-name="T38">Executa </text:span><text:span text:style-name="T39">e</text:span><text:span text:style-name="T38"> <text:s/>explica </text:span><text:span text:style-name="T39">este comando: </text:span><text:span text:style-name="T53">echo -e "\vSMR \vIES \vAnton \vLosada \vDieguez \v$(date)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3127014197059" text:continue-numbering="true" text:style-name="L4">
              <text:list-header>
                <text:p text:style-name="P83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867605281" text:continue-numbering="true" text:style-name="L4">
              <text:list-item>
                <text:p text:style-name="P79">Como farías para incluír unha barra invertida empregando o comando echo <text:s/>e que mostre esta saida no terminal <text:span text:style-name="T51">\ola\ </text:span><text:s/>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list xml:id="list103128430172553" text:continue-numbering="true" text:style-name="L4">
              <text:list-header>
                <text:p text:style-name="P83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959473800" text:continue-numbering="true" text:style-name="L4">
              <text:list-item>
                <text:p text:style-name="P79">Explica que acontece cando execute a seguinte liña? </text:p>
                <text:p text:style-name="P81">echo -e "\u2622"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list xml:id="list103127253646863" text:continue-numbering="true" text:style-name="L4">
              <text:list-header>
                <text:p text:style-name="P84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352694754" text:continue-numbering="true" text:style-name="L4">
              <text:list-item>
                <text:p text:style-name="P79">Explica que acontece cando execute a seguinte liña? echo -e "\0127"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4">
          <table:table-cell table:style-name="Table1.A57" table:number-columns-spanned="7" office:value-type="string">
            <text:p text:style-name="P36">Recorda <text:span text:style-name="T56">finalizar a gra</text:span><text:span text:style-name="T64">v</text:span><text:span text:style-name="T56">ación </text:span>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40">URL:</text:p>
          </table:table-cell>
          <table:covered-table-cell/>
          <table:covered-table-cell/>
        </table:table-row>
        <table:table-row table:style-name="Table1.24">
          <table:table-cell table:style-name="Table1.A4" table:number-columns-spanned="10" office:value-type="string">
            <text:p text:style-name="P27"><text:span text:style-name="T13"><text:s/></text:span><text:span text:style-name="T19">C</text:span><text:span text:style-name="T14">) </text:span><text:span text:style-name="T15"><text:s/></text:span><text:span text:style-name="T19">O comando print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49"><text:span text:style-name="T65">O</text:span><text:span text:style-name="T41"> </text:span><text:span text:style-name="T44">printf <text:s/></text:span><text:span text:style-name="T47">permítemos mostrar por pantalla diferentes valores de maneira semellante a echo. O que temos que ter en conta e que nos permite configurar diferentes máscaras en funcion do valor a amosar. </text:span><text:span text:style-name="T46"><text:s/></text:span><text:span text:style-name="T47">As máscaras son: </text:span></text:p>
            <text:p text:style-name="P50">%d or %i <text:s/>a signed decimal integer</text:p>
            <text:p text:style-name="P50">%u <text:s text:c="7"/>an unsigned decimal integer</text:p>
            <text:p text:style-name="P50">%f <text:s text:c="7"/>a decimal floating point number</text:p>
            <text:p text:style-name="P50">%e <text:s text:c="7"/>a scientific notation number</text:p>
            <text:p text:style-name="P50">%g <text:s text:c="7"/>will let printf use %e or %f, whichever is shorter</text:p>
            <text:p text:style-name="P50">%c <text:s text:c="7"/>a single character</text:p>
            <text:p text:style-name="P50">%s <text:s text:c="7"/>a string of characters</text:p>
            <text:p text:style-name="P50">%% <text:s text:c="7"/>a literal '%'</text:p>
            <text:p text:style-name="P32"><text:span text:style-name="T45"><text:s/></text:span><text:span text:style-name="T47">Podes ampliar información de printf no manual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" table:number-columns-spanned="10" office:value-type="string">
            <text:p text:style-name="P37">Recorda rexistrar esta tarefa con <text:span text:style-name="T42">ass</text:span><text:span text:style-name="T43">c</text:span><text:span text:style-name="T42">inem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68869660" text:style-name="L5">
              <text:list-item>
                <text:p text:style-name="P66"><text:span text:style-name="T26">Se realizas </text:span><text:span text:style-name="T23">printf "ola" <text:s/></text:span><text:span text:style-name="T28">no terminal que acontece?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108550612" text:continue-numbering="true" text:style-name="L5">
              <text:list-item>
                <text:p text:style-name="P66"><text:span text:style-name="T26">Se realizas </text:span><text:span text:style-name="T23">printf "ola\n" <text:s/></text:span><text:span text:style-name="T28">no terminal que acontece? <text:s/>(inclúe unha captura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463894866" text:continue-numbering="true" text:style-name="L5">
              <text:list-item>
                <text:p text:style-name="P67">Se queremos mostrar un número en punto flotante cun ancho de 3 e unha precisión de 2 temos que empregar a máscara %3.2f. Por exemplo: <text:span text:style-name="T51">printf "%3.2f</text:span><text:span text:style-name="T54">\</text:span><text:span text:style-name="T51">n" "100,304"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198012068" text:continue-numbering="true" text:style-name="L5">
              <text:list-item>
                <text:p text:style-name="P68"><text:span text:style-name="T66">No seguinte caso remplaza XXXX polo teu nome </text:span><text:span text:style-name="T54"><text:s/>printf "\n O meu nome é%s \n" "XXXX" , </text:span><text:span text:style-name="T6">explica o comportamento do comando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954608771" text:continue-numbering="true" text:style-name="L5">
              <text:list-item>
                <text:p text:style-name="P68"><text:span text:style-name="T66">No seguinte caso remplaza XXXX polo teu nome e YYYY polo teu apelido. E</text:span><text:span text:style-name="T6">xplica o comportamento do comando. </text:span></text:p>
                <text:p text:style-name="P68"><text:span text:style-name="T54">printf "\n O meu nome é %s \n e o meu apelido é %s </text:span><text:span text:style-name="T55">\n</text:span><text:span text:style-name="T54">" “XXXX” “YYYY”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411179537" text:continue-numbering="true" text:style-name="L5">
              <text:list-item>
                <text:p text:style-name="P71">No canto de empregar cadeas estáticas como nos exemplos anteriores podemos usar variables existentes como $HOME (directorio da casa de usuario) <text:s/>e $LOGNAME (nome do usuario. Emprega printf para mostrar esta información pola pantalla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430996078" text:continue-numbering="true" text:style-name="L5">
              <text:list-item>
                <text:p text:style-name="P72">Emprega printf e o carácter especial de tabulacion vertic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944009715" text:continue-numbering="true" text:style-name="L5">
              <text:list-item>
                <text:p text:style-name="P72">Emprega printf e que mostre un carácter ascii en octal. Indica o comand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45"/>
            <text:p text:style-name="P45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548179288" text:continue-numbering="true" text:style-name="L5">
              <text:list-item>
                <text:p text:style-name="P69"><text:span text:style-name="T28">Emprega printf e que mostre un carácter ascii en </text:span><text:span text:style-name="T31">hexadecimal</text:span><text:span text:style-name="T28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31"><text:s/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574421720" text:continue-numbering="true" text:style-name="L5">
              <text:list-item>
                <text:p text:style-name="P72"><text:span text:style-name="T28">Emprega printf e que mostre un carácter </text:span><text:span text:style-name="T27">unicode</text:span><text:span text:style-name="T28">. Indica o comand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0" table:number-columns-spanned="10" office:value-type="string">
            <text:p text:style-name="P51"/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4">
          <table:table-cell table:style-name="Table1.A81" table:number-columns-spanned="10" office:value-type="string">
            <text:p text:style-name="P8"><text:span text:style-name="T13"><text:s/></text:span><text:span text:style-name="T20">D</text:span><text:span text:style-name="T14">) </text:span><text:span text:style-name="T15"><text:s/></text:span><text:span text:style-name="T12"><text:s/></text:span><text:span text:style-name="T21">Codificación Unicode.</text:span><text:span text:style-name="T2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3" table:number-columns-spanned="10" office:value-type="string">
            <text:p text:style-name="P99"><text:span text:style-name="T41">B</text:span>usca na wikipedia que é a <text:a xlink:type="simple" xlink:href="https://es.wikipedia.org/wiki/ISO/IEC_8859-1" text:style-name="Internet_20_link" text:visited-style-name="Visited_20_Internet_20_Link">ISO/IEC 8859-1</text:a> e responde as seguintes pregun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404269573" text:continue-list="list103128574421720" text:style-name="L5">
              <text:list-item text:start-value="1">
                <text:p text:style-name="P59"><text:s/>Cantos bits emprega para codificar os carácteres?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03128924332507" text:continue-numbering="true" text:style-name="L5">
              <text:list-header>
                <text:p text:style-name="P94"/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694842133" text:continue-numbering="true" text:style-name="L5">
              <text:list-item>
                <text:p text:style-name="P59">Cal é o outro nome polo que é coñecida esta codificación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list xml:id="list103127101441620" text:continue-numbering="true" text:style-name="L5">
              <text:list-header>
                <text:p text:style-name="P94"/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288636747" text:continue-numbering="true" text:style-name="L5">
              <text:list-item>
                <text:p text:style-name="P59">Comparte carácteres con ASCII? Cale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5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410456490" text:continue-numbering="true" text:style-name="L5">
              <text:list-item>
                <text:p text:style-name="P59">A <text:a xlink:type="simple" xlink:href="https://es.wikipedia.org/wiki/ISO/IEC_8859-1" text:style-name="Internet_20_link" text:visited-style-name="Visited_20_Internet_20_Link">ISO/IEC 8859-1</text:a> <text:s/>inclúe o símbolo do Euro (€)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5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995412076" text:continue-numbering="true" text:style-name="L5">
              <text:list-item>
                <text:p text:style-name="P59">En que ISO foi incorporado o símbolo € 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5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230269914" text:continue-numbering="true" text:style-name="L5">
              <text:list-item>
                <text:p text:style-name="P60">A I<text:a xlink:type="simple" xlink:href="https://es.wikipedia.org/wiki/ISO/IEC_8859-1" text:style-name="Internet_20_link" text:visited-style-name="Visited_20_Internet_20_Link"><text:span text:style-name="T68">SO/IEC 8859-1</text:span></text:a><text:span text:style-name="T68"> </text:span>que alfabeto emprega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637044184" text:continue-numbering="true" text:style-name="L5">
              <text:list-item>
                <text:p text:style-name="P70"><text:span text:style-name="T33">A I</text:span><text:a xlink:type="simple" xlink:href="https://es.wikipedia.org/wiki/ISO/IEC_8859-1" text:style-name="Internet_20_link" text:visited-style-name="Visited_20_Internet_20_Link">SO/IEC 8859-1</text:a><text:span text:style-name="T32"> </text:span><text:span text:style-name="T33">permite representar a “ñ” ou “ç”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363945351" text:continue-numbering="true" text:style-name="L5">
              <text:list-item>
                <text:p text:style-name="P74">Que valor <text:span text:style-name="T27">ten a ñ <text:s/>na I</text:span><text:a xlink:type="simple" xlink:href="https://es.wikipedia.org/wiki/ISO/IEC_8859-1" text:style-name="Internet_20_link" text:visited-style-name="Visited_20_Internet_20_Link">SO/IEC 8859-1</text:a><text:span text:style-name="T32"> <text:s/></text:span><text:span text:style-name="T27">en hexadecimal</text:span><text:span text:style-name="T32"> 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p text:style-name="P100">Nas seguintes preguntas será preciso que empregues o manual de linux para responder as cuestións. Recorda sería: <text:s/><text:span text:style-name="T70">man iso_8859-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951007313" text:continue-numbering="true" text:style-name="L5">
              <text:list-item>
                <text:p text:style-name="P61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092005229" text:continue-numbering="true" text:style-name="L5">
              <text:list-item>
                <text:p text:style-name="P85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266143096" text:continue-numbering="true" text:style-name="L5">
              <text:list-item>
                <text:p text:style-name="P85">Cal é o valor <text:s/>hexadecimal de marca rexistrada? <text:s text:c="2"/>®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833094665" text:continue-numbering="true" text:style-name="L5">
              <text:list-item>
                <text:p text:style-name="P86"><text:s/><text:span text:style-name="T69">Cal é o valor <text:s/>hexadecimal da Libra (pound sign) ? </text:span>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8944674478" text:continue-numbering="true" text:style-name="L5">
              <text:list-header>
                <text:p text:style-name="P89"><text:change-start text:change-id="ct94585244999888"/>Nas seguintes preguntas será preciso que empregues o manual de linux para responder as cuestións. Recorda sería: <text:s/><text:span text:style-name="T70">man iso_8859-15</text:span><text:change-end text:change-id="ct94585244999888"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049561924" text:continue-numbering="true" text:style-name="L5">
              <text:list-item>
                <text:p text:style-name="P91">Cal é o valor en hexadecimal do símbolo da división? <text:s/>÷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622218384" text:continue-numbering="true" text:style-name="L5">
              <text:list-item>
                <text:p text:style-name="P91">Cal é o valor <text:s/>hexadecimal c cedilla? <text:s text:c="2"/>ç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637703091" text:continue-numbering="true" text:style-name="L5">
              <text:list-item>
                <text:p text:style-name="P91">Cal é o valor <text:s/>hexadecimal de marca rexistrada? <text:s text:c="2"/>®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849942801" text:continue-numbering="true" text:style-name="L5">
              <text:list-item>
                <text:p text:style-name="P91">Cal é o valor <text:s/>hexadecimal da Libra (pound sign) ? £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26" table:number-columns-spanned="10" office:value-type="string">
            <text:list xml:id="list103127880374983" text:continue-numbering="true" text:style-name="L5">
              <text:list-header>
                <text:p text:style-name="P90"><text:span text:style-name="T62">Nas seguintes preguntas <text:s/></text:span><text:span text:style-name="T63">terás que pulsar &lt;&lt;control&gt;&gt;+&lt;&lt;shift&gt;&gt;+&lt;&lt;u&gt;&gt; e logo soltar, despois introduce o código en hexadecimal dos seguintes casos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list xml:id="list103129066102685" text:continue-numbering="true" text:style-name="L5">
              <text:list-header>
                <text:p text:style-name="P93">Recorda rexistrar est<text:span text:style-name="T71">e fragmento da</text:span> tarefa con <text:span text:style-name="T42">ass</text:span><text:span text:style-name="T43">c</text:span><text:span text:style-name="T42">inema</text:span>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list xml:id="list103127619006356" text:continue-numbering="true" text:style-name="L5">
              <text:list-header>
                <text:p text:style-name="P92">Valor hexadecimal</text:p>
              </text:list-header>
            </text:list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086449317" text:continue-numbering="true" text:style-name="L5">
              <text:list-item>
                <text:p text:style-name="P87"><text:s/><text:span text:style-name="T71">Valor en hexadecimal da <text:s/></text:span><text:span text:style-name="T40">divisió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7951331506" text:continue-numbering="true" text:style-name="L5">
              <text:list-item>
                <text:p text:style-name="P87"><text:span text:style-name="T71">Valor en hexadecimal da <text:s/></text:span><text:span text:style-name="T40">c cedil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841970597" text:continue-numbering="true" text:style-name="L5">
              <text:list-item>
                <text:p text:style-name="P87"><text:span text:style-name="T71">Valor en hexadecimal de </text:span><text:span text:style-name="T40">marca rexistrad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830332934" text:continue-numbering="true" text:style-name="L5">
              <text:list-item>
                <text:p text:style-name="P87"><text:span text:style-name="T71">Valor en hexadecimal </text:span><text:span text:style-name="T40">da Libra (pound sign)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764841657" text:continue-numbering="true" text:style-name="L5">
              <text:list-item>
                <text:p text:style-name="P88">Valor en hexadecimal da letra THOR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83" table:number-columns-spanned="7" office:value-type="string">
            <text:list xml:id="list103128487462862" text:continue-numbering="true" text:style-name="L5">
              <text:list-item>
                <text:p text:style-name="P88">Valor en hexadecimal da letra ETH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columns-spanned="3" office:value-type="string">
            <text:p text:style-name="P96"/>
            <text:p text:style-name="P96"/>
            <text:p text:style-name="P96"/>
          </table:table-cell>
          <table:covered-table-cell/>
          <table:covered-table-cell/>
        </table:table-row>
        <table:table-row table:style-name="Table1.24">
          <table:table-cell table:style-name="Table1.A57" table:number-columns-spanned="7" office:value-type="string">
            <text:p text:style-name="P98">Recorda <text:span text:style-name="T56">finalizar a gra</text:span><text:span text:style-name="T64">v</text:span><text:span text:style-name="T56">ación </text:span>con <text:span text:style-name="T42">ass</text:span><text:span text:style-name="T43">c</text:span><text:span text:style-name="T42">inema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3" office:value-type="string">
            <text:p text:style-name="P97">URL: </text:p>
          </table:table-cell>
          <table:covered-table-cell/>
          <table:covered-table-cell/>
        </table:table-row>
        <text:soft-page-break/>
        <table:table-row table:style-name="Table1.24">
          <table:table-cell table:style-name="Table1.A4" table:number-columns-spanned="10" office:value-type="string">
            <text:p text:style-name="P7"><text:span text:style-name="T71">E) </text:span>Ascii 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7" table:number-columns-spanned="10" office:value-type="string">
            <text:p text:style-name="P23">Un dos usos máis populares dos caracteres ASCII e a realización de arte. Neste apartado crearas imaxes simples coa ferramenta cowsay. Para instalar a ferramenta tes que introducir no terminal:<text:span text:style-name="T42">sudo apt install cowsa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4259018796" text:style-name="L6">
              <text:list-item>
                <text:p text:style-name="P119"><text:span text:style-name="T2">C</text:span><text:span text:style-name="T3">onsulta o manual da ferramenta cowsay, cal é o comando para a consulta do manual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3127020459078" text:continue-numbering="true" text:style-name="L6">
              <text:list-item>
                <text:p text:style-name="P120"><text:span text:style-name="T3">Logo de revisar o manual agora serás capaz de mudarlle a vaca os ollos e no seu sitio que teña duas @</text:span><text:span text:style-name="T2">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3127238140817" text:continue-numbering="true" text:style-name="L6">
              <text:list-item>
                <text:p text:style-name="P106">Como farías para mudarlle a lingua a vaca e que teña duas XX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7">
          <table:table-cell table:style-name="Table1.A27" table:number-columns-spanned="10" office:value-type="string">
            <text:p text:style-name="P21"/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3127596114385" text:continue-numbering="true" text:style-name="L6">
              <text:list-item>
                <text:p text:style-name="P106">Como farías para saber que outras imaxes dispón o comando, é decir o listado de imaxe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3127923159110" text:continue-numbering="true" text:style-name="L6">
              <text:list-item>
                <text:p text:style-name="P108">Como farías para mostrar un pavo que diga “Ola”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8" table:number-columns-spanned="10" office:value-type="string">
            <text:list xml:id="list103127744645493" text:continue-numbering="true" text:style-name="L6">
              <text:list-item>
                <text:p text:style-name="P121"><text:span text:style-name="T4">Realiza unha secuencia de viñetas que conte unha breve historia. </text:span><text:span text:style-name="T5">Achega aquí o resultado desa secuencia.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7" table:number-columns-spanned="10" office:value-type="string">
            <text:p text:style-name="P25"/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5</text:page-number><text:s/>de <text:page-count>5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4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5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0</meta:editing-cycles>
    <meta:creation-date>2019-11-09T13:25:03.151138236</meta:creation-date>
    <meta:editing-duration>PT11H54M41S</meta:editing-duration>
    <meta:generator>LibreOffice/6.4.7.2$Linux_X86_64 LibreOffice_project/40$Build-2</meta:generator>
    <dc:subject>Práctica 0 - Entrega Material</dc:subject>
    <dc:title>Taller - MME</dc:title>
    <dc:date>2022-10-12T10:31:20.154870214</dc:date>
    <dc:creator>belay </dc:creator>
    <meta:document-statistic meta:table-count="2" meta:image-count="2" meta:object-count="0" meta:page-count="5" meta:paragraph-count="130" meta:word-count="1289" meta:character-count="7506" meta:non-whitespace-character-count="62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